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bc5c5" officeooo:paragraph-rsid="001bc5c5" style:font-size-asian="18pt" style:font-size-complex="18pt"/>
    </style:style>
    <style:style style:name="P2" style:family="paragraph" style:parent-style-name="Standard">
      <style:paragraph-properties fo:text-align="center" style:justify-single-word="false"/>
      <style:text-properties fo:font-size="12pt" officeooo:rsid="001bc5c5" officeooo:paragraph-rsid="001bc5c5" style:font-size-asian="10.5pt" style:font-size-complex="12pt"/>
    </style:style>
    <style:style style:name="P3" style:family="paragraph" style:parent-style-name="Standard" style:list-style-name="L1">
      <style:paragraph-properties fo:text-align="justify" style:justify-single-word="false"/>
      <style:text-properties fo:font-size="12pt" officeooo:rsid="001bc5c5" officeooo:paragraph-rsid="001bc5c5" style:font-size-asian="10.5pt" style:font-size-complex="12pt"/>
    </style:style>
    <style:style style:name="P4" style:family="paragraph" style:parent-style-name="Standard">
      <style:paragraph-properties fo:text-align="justify" style:justify-single-word="false"/>
      <style:text-properties fo:font-size="12pt" officeooo:rsid="001bc5c5" officeooo:paragraph-rsid="001bc5c5" style:font-size-asian="10.5pt" style:font-size-complex="12pt"/>
    </style:style>
    <style:style style:name="T1" style:family="text">
      <style:text-properties officeooo:rsid="001d125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nte Carlo Simulation Response</text:p>
      <text:p text:style-name="P2"/>
      <text:list xml:id="list4929715016413101729" text:style-name="L1">
        <text:list-item>
          <text:p text:style-name="P3">Simulation response overview – The simulation response provides all data necessary to perform detailed debugging of a simulation. Response could be sent through a SimulationResponse object or represented by an XML file with predefined structure. It contains all data provided in the SimulationRequest (see document …) with slight additions as well as observed values for each node of the formula tree for each of the simulation runs.</text:p>
        </text:list-item>
      </text:list>
      <text:p text:style-name="P4"/>
      <text:list xml:id="list111706713413850" text:continue-numbering="true" text:style-name="L1">
        <text:list-item>
          <text:p text:style-name="P3">SimulationRequest modifications – Every node from the formula tree is associated with an identifier (apart from the nodes referencing a variable, because they already have such an identifier). This identifier is used to reference values from the module containing all of the observed values.</text:p>
        </text:list-item>
      </text:list>
      <text:p text:style-name="P4"/>
      <text:list xml:id="list111706059102707" text:continue-numbering="true" text:style-name="L1">
        <text:list-item>
          <text:p text:style-name="P3">Observed values module – Contains values uniquely identified by their node identifier and simulation run number. <text:span text:style-name="T1">Enables completely recreating the state of the formula tree for a certain simulation ru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10:16:17.571536429</meta:creation-date>
    <meta:generator>LibreOffice/4.4.2.2$Linux_X86_64 LibreOffice_project/40m0$Build-2</meta:generator>
    <dc:date>2016-04-04T11:17:05.550440399</dc:date>
    <meta:editing-duration>PT1H47S</meta:editing-duration>
    <meta:editing-cycles>2</meta:editing-cycles>
    <meta:document-statistic meta:table-count="0" meta:image-count="0" meta:object-count="0" meta:page-count="1" meta:paragraph-count="4" meta:word-count="145" meta:character-count="963" meta:non-whitespace-character-count="822"/>
  </office:meta>
</office:document-meta>
</file>